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torImports.isDuplicate( String name , String targetNamespace , Set dup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ctorImports.prin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actorImports.relativeURIFor( File source , File targe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actorImports.isFirstDuplicate( String name , String targetNamespace , Set notseen , Set dup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actorImports.noteName( String name , String targetNamespace , Set seen , Set dupes , Set dupeNamespac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actorImports.main( String [ ] args )</text:p>
          </table:table-cell>
          <table:table-cell office:value-type="float" office:value="56">
            <text:p text:style-name="Table_20_Contents">56</text:p>
          </table:table-cell>
          <table:table-cell office:value-type="float" office:value="67">
            <text:p text:style-name="Table_20_Contents">67</text:p>
          </table:table-cell>
          <table:table-cell office:value-type="float" office:value="235">
            <text:p text:style-name="Table_20_Contents">235</text:p>
          </table:table-cell>
        </table:table-row>
        <table:table-row>
          <table:table-cell office:value-type="string">
            <text:p text:style-name="Table_20_Contents">FactorImports.commonAncestor( URI first , URI secon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FactorImports.commonFileFor( String commonName , String namespace , int i , File outdi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actorImports.outputFileFor( File file , File baseDir , File out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